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color="#004586" style:font-name="Times New Roman" fo:font-size="12pt" style:font-size-asian="12pt" style:font-size-complex="12pt"/>
    </style:style>
    <style:style style:name="P2" style:family="paragraph" style:parent-style-name="Standard">
      <style:text-properties fo:color="#000000" style:font-name="Times New Roman" fo:font-size="12pt" style:font-size-asian="12pt" style:font-size-complex="12pt"/>
    </style:style>
    <style:style style:name="P3" style:family="paragraph" style:parent-style-name="Standard">
      <style:text-properties fo:color="#000000" style:font-name="Times New Roman" fo:font-size="12pt" officeooo:rsid="0000b0e7" officeooo:paragraph-rsid="0000b0e7" style:font-size-asian="12pt" style:font-size-complex="12pt"/>
    </style:style>
    <style:style style:name="P4" style:family="paragraph" style:parent-style-name="Standard">
      <style:text-properties fo:color="#000000" style:font-name="Times New Roman" fo:font-size="12pt" officeooo:rsid="00010193" officeooo:paragraph-rsid="00010193" style:font-size-asian="12pt" style:font-size-complex="12pt"/>
    </style:style>
    <style:style style:name="P5" style:family="paragraph" style:parent-style-name="Standard">
      <style:text-properties fo:color="#000000" style:font-name="Times New Roman" fo:font-size="12pt" officeooo:rsid="00010193" officeooo:paragraph-rsid="00021e9d" style:font-size-asian="12pt" style:font-size-complex="12pt"/>
    </style:style>
    <style:style style:name="P6" style:family="paragraph" style:parent-style-name="Standard">
      <style:text-properties fo:color="#000000" style:font-name="Times New Roman" fo:font-size="12pt" officeooo:rsid="00021e9d" officeooo:paragraph-rsid="00021e9d" style:font-size-asian="12pt" style:font-size-complex="12pt"/>
    </style:style>
    <style:style style:name="P7" style:family="paragraph" style:parent-style-name="Standard">
      <style:text-properties fo:color="#000000" style:font-name="Times New Roman" fo:font-size="12pt" officeooo:rsid="00021e9d" officeooo:paragraph-rsid="00032a1e" style:font-size-asian="12pt" style:font-size-complex="12pt"/>
    </style:style>
    <style:style style:name="P8" style:family="paragraph" style:parent-style-name="Standard">
      <style:text-properties fo:color="#000000" style:font-name="Times New Roman" fo:font-size="12pt" officeooo:rsid="00032a1e" officeooo:paragraph-rsid="00032a1e" style:font-size-asian="12pt" style:font-size-complex="12pt"/>
    </style:style>
    <style:style style:name="P9" style:family="paragraph" style:parent-style-name="Standard">
      <style:text-properties officeooo:paragraph-rsid="00032a1e"/>
    </style:style>
    <style:style style:name="T1" style:family="text">
      <style:text-properties officeooo:rsid="0000b0e7"/>
    </style:style>
    <style:style style:name="T2" style:family="text">
      <style:text-properties fo:color="#000000"/>
    </style:style>
    <style:style style:name="T3" style:family="text">
      <style:text-properties fo:color="#000000" style:font-name="Times New Roman" fo:font-size="12pt" officeooo:rsid="00032a1e" style:font-size-asian="12pt" style:font-size-complex="12pt"/>
    </style:style>
    <style:style style:name="T4" style:family="text">
      <style:text-properties officeooo:rsid="00021e9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ur deux images d'une même scene, calculer les points d'interêt</text:p>
      <text:p text:style-name="P1"/>
      <text:p text:style-name="P3">grenouille250.jpg</text:p>
      <text:p text:style-name="P3">graf1-250.jpg</text:p>
      <text:p text:style-name="P3">graf3-250.jpg</text:p>
      <text:p text:style-name="P3"/>
      <text:p text:style-name="P4">Les images ci-dessus presentes nos resultats après selection des 250 meilleurs points des images.</text:p>
      <text:p text:style-name="P4"/>
      <text:p text:style-name="P4">L'algorithme du détecteur de Harris que nous avons implémenté est légèrement différent de celui qui nous a été donné dans le sujet du TP.</text:p>
      <text:p text:style-name="P5">Nous commencons par calculer les gradient en x et en y, puis x², y² et xy. </text:p>
      <text:p text:style-name="P5"><text:span text:style-name="T4">N</text:span>ous appli<text:span text:style-name="T4">qu</text:span>ons la formule suivante: déterminant² – (alpha*trace)²</text:p>
      <text:p text:style-name="P6">Après un seuillage sur les résultat, on extrait les maxima locaux, nous stockons les valeur ainsi obtenus dans un vecteur que l'on tris a l'aide d'un quicksort. Et enfin nous affichons les meilleurs points (ici nous avons fixer un maximum a 250 points, une valeur totalement arbitraire).</text:p>
      <text:p text:style-name="P2"/>
      <text:p text:style-name="P1">Pour chaque point de l'image gauche, calculer la similarite (SSD, ZNCC) avec chacun des n meilleurs points de l'image droite. <text:span text:style-name="T4">Affi</text:span>cher le meilleur point correspondant et son "score".</text:p>
      <text:p text:style-name="P1"/>
      <text:p text:style-name="P6">Comparaison_1-3.png</text:p>
      <text:p text:style-name="P6"/>
      <text:p text:style-name="P6">Nous avons ici choisit de comparer les deux images analyser ci-dessus. </text:p>
      <text:p text:style-name="P6">Pour l'affichage nous mettons en relation le meilleur point de l'image de gauche avec le point obtenant le meilleur score dans l'image de droite. Nous pouvons voir ici que les points correspondent bien.</text:p>
      <text:p text:style-name="P1"/>
      <text:p text:style-name="P1">Idem que (a) en echangeant les images droite et gauche</text:p>
      <text:p text:style-name="P1">Obtient-on le même resultat avec (a) et (b) ?</text:p>
      <text:p text:style-name="P1"/>
      <text:p text:style-name="P6">Comparaison_3-1.png</text:p>
      <text:p text:style-name="P6"/>
      <text:p text:style-name="P6">Donc faisont la meme comparaison que ci-dessus en inversant les images, on cherche donc dans l'image de droite la meilleur correspondance avec le meilleur point de l'image de gauche.</text:p>
      <text:p text:style-name="P6">On voit que l'on obtient pour l'image de gauche le meme point de précedemant mais pas la meme correspondance. </text:p>
      <text:p text:style-name="P6">On peut cepndant imaginer un algorithme à partir de ces resultats. </text:p>
      <text:p text:style-name="P1"/>
      <text:p text:style-name="P1">Proposez une methode tirant parti de (a) et (b).</text:p>
      <text:p text:style-name="P1"/>
      <text:p text:style-name="P6">Comme dit precedement on peut imaginer un algorithme des résultats obtenus. </text:p>
      <text:p text:style-name="P6">On peut imaginer que si on effectue les mises en relations des points dans les deus sens (a vers b et b vers a), on peut considerer que si les mêmes points sont mis en correspondance dans les deux cas, on peut les considerer comme des points correctes.</text:p>
      <text:p text:style-name="P6">On peut aussi utiliser les scores obtenus dans les deus sens, et dire que le points correspondant est le score qui obtient le meilleur cumul.</text:p>
      <text:p text:style-name="P1"/>
      <text:p text:style-name="P1">Pour aller plus loin : acher les points mis en correspondance selon la <text:span text:style-name="T1">fi</text:span>gure suivante</text:p>
      <text:p text:style-name="P1"/>
      <text:p text:style-name="P8">Nous avons commencé cette partie mais par manque de temps cela n'a été fait que pour le meilleur point de droite et on obtient donc le meme point dans les deux sens.</text:p>
      <text:p text:style-name="P8"/>
      <text:p text:style-name="P7">Comparaison_1-3.png</text:p>
      <text:p text:style-name="P7"><text:soft-page-break/></text:p>
      <text:p text:style-name="P9"><text:span text:style-name="T3">Le resultat obtenus dans l'image ci-dessus se retrouve alors dans les deux sen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gureta </meta:initial-creator>
    <meta:creation-date>2015-11-19T17:40:48.270636411</meta:creation-date>
    <dc:date>2015-11-19T17:58:13.420064865</dc:date>
    <dc:creator>segureta </dc:creator>
    <meta:editing-duration>PT14M54S</meta:editing-duration>
    <meta:editing-cycles>4</meta:editing-cycles>
    <meta:generator>LibreOffice/4.2.8.2$Linux_X86_64 LibreOffice_project/420m0$Build-2</meta:generator>
    <meta:document-statistic meta:table-count="0" meta:image-count="0" meta:object-count="0" meta:page-count="2" meta:paragraph-count="31" meta:word-count="451" meta:character-count="2598" meta:non-whitespace-character-count="2192"/>
  </office:meta>
</office:document-meta>
</file>